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ressedResource.CompressedResource( ResourceCollec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Resource.Compress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ressed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